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Times New Roman'" style:font-pitch="variable"/>
    <style:font-face style:name="Noto Sans CJK SC Regular1" svg:font-family="'Noto Sans CJK SC Regular', 'Times New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fo:hyphenation-ladder-count="no-limit"/>
      <style:text-properties fo:hyphenate="true" fo:hyphenation-remain-char-count="2" fo:hyphenation-push-char-count="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DejaVu Serif" fo:font-size="25pt" style:letter-kerning="false" style:font-name-asian="Times New Roman" style:font-size-asian="25pt" style:language-asian="en" style:country-asian="US" style:font-name-complex="DejaVu Serif" style:font-size-complex="25pt" style:language-complex="ar" style:country-complex="SA"/>
    </style:style>
    <style:style style:name="P4" style:family="paragraph" style:parent-style-name="Standard">
      <style:paragraph-properties fo:text-align="justify" style:justify-single-word="false"/>
      <style:text-properties style:font-name="DejaVu Serif" style:font-name-complex="DejaVu Serif"/>
    </style:style>
    <style:style style:name="P5" style:family="paragraph" style:parent-style-name="Standard">
      <style:paragraph-properties fo:text-align="start" style:justify-single-word="false" fo:hyphenation-ladder-count="no-limit"/>
      <style:text-properties style:font-name="DejaVu Serif" style:font-name-complex="DejaVu Serif" fo:hyphenate="true" fo:hyphenation-remain-char-count="2" fo:hyphenation-push-char-count="2"/>
    </style:style>
    <style:style style:name="P6" style:family="paragraph" style:parent-style-name="Standard" style:master-page-name="Standard">
      <style:paragraph-properties fo:hyphenation-ladder-count="no-limit" style:page-number="auto"/>
      <style:text-properties style:font-name="Arial" fo:font-size="25pt" style:letter-kerning="false" style:font-name-asian="Times New Roman" style:font-size-asian="25pt" style:language-asian="en" style:country-asian="US" style:font-name-complex="Arial" style:font-size-complex="25pt" style:language-complex="ar" style:country-complex="SA" fo:hyphenate="true" fo:hyphenation-remain-char-count="2" fo:hyphenation-push-char-count="2"/>
    </style:style>
    <style:style style:name="T1" style:family="text">
      <style:text-properties style:font-name="DejaVu Serif" style:font-name-complex="DejaVu Serif"/>
    </style:style>
    <style:style style:name="T2" style:family="text">
      <style:text-properties style:font-name="DejaVu Serif" fo:font-style="italic" style:font-style-asian="italic" style:font-name-complex="DejaVu Serif" style:font-style-complex="italic"/>
    </style:style>
    <style:style style:name="T3" style:family="text">
      <style:text-properties style:font-name="Times New Roman" fo:font-size="11.5pt" style:letter-kerning="false" style:font-name-asian="Times New Roman" style:font-size-asian="11.5pt" style:language-asian="en" style:country-asian="US" style:font-name-complex="Times New Roman" style:font-size-complex="11.5pt" style:language-complex="ar" style:country-complex="SA"/>
    </style:style>
    <style:style style:name="T4" style:family="text">
      <style:text-properties fo:color="#222222" style:font-name="DejaVu Serif" style:font-name-complex="DejaVu Serif"/>
    </style:style>
    <style:style style:name="T5" style:family="text">
      <style:text-properties style:text-position="sub 58%" style:font-name="DejaVu Serif" style:font-name-complex="DejaVu Serif"/>
    </style:style>
    <style:style style:name="T6" style:family="text">
      <style:text-properties style:text-position="sub 58%" style:font-name="DejaVu Serif" fo:font-style="italic" style:font-style-asian="italic" style:font-name-complex="DejaVu Serif" style:font-style-complex="italic"/>
    </style:style>
    <style:style style:name="T7" style:family="text">
      <style:text-properties fo:color="#444444" style:font-name="DejaVu Serif" style:font-name-complex="DejaVu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oinformatics analysis of correlation between protein function and intrinsic disorder </text:p>
      <text:p text:style-name="P3"/>
      <text:p text:style-name="P2"><text:span text:style-name="T1">This research was inspired by the statistical correlation evaluation method described in the reference paper </text:span><text:span text:style-name="T2">Xie et al. 2006.</text:span><text:span text:style-name="T1"> where the authors studied the relationship between structure <text:s/>and function (UniprotKB keywords) of proteins from the complete </text:span><text:span text:style-name="T2">Swiss-Prot</text:span><text:span text:style-name="T1"> database v48 from 2005.</text:span></text:p>
      <text:p text:style-name="P4"/>
      <text:p text:style-name="P1"><text:span text:style-name="T3">In this research, we applied similar analysis to different set of proteins (CAFA3 challenge training dataset) and different function annotation - the function was described with molecular function terms of Gene Ontology. Our goal was to compare the results with the original paper by first repeating the analysis for the new dataset with molecular function (UniprotKB) keywords and then by GO terms</text:span><text:span text:style-name="T1"> </text:span></text:p>
      <text:p text:style-name="P5"/>
      <text:p text:style-name="P1"><text:span text:style-name="T1">We used PONDR VSL2b disorder predictor to label 66000 proteins (from CAFA3 dataset) as putatively disordered or ordered. The underlying assumption was that CAFA3 dataset contained sequences that were not statistically redundant, thus simplifying the analysis and computation time by avoiding clustering into protein families. Protein function was constrained to Molecular Function only.</text:span></text:p>
      <text:p text:style-name="P4"/>
      <text:p text:style-name="P2"><text:span text:style-name="T1">The probability that any protein of length L will be labeled as putatively disordered can be assessed by calculating the fraction of putatively disordered proteins (from CAFA3 dataset) of length L</text:span><text:span text:style-name="T4">±</text:span><text:span text:style-name="T1">L/10. We expanded this idea by showing that CAFA3 dataset can be replaced by a dataset of the same size containing artificially generated sequences of the same length and the same AA <text:s/>frequencies as in the CAFA3 dataset.</text:span></text:p>
      <text:p text:style-name="P4"/>
      <text:p text:style-name="P4">In order to compare the results with the reference paper, it was necessary to map UniprotKB keywords of molecular function category (MF keywords) to Gene Ontology (GO) terms of name-space molecular function (MF terms). In many cases this is not possible as MF keywords usually represent various gene products and in general do not comply with the definition of molecular function given by the GO Consortium. Out of 195 MF keywords only 104 have mappings to MF terms while 54 have mappings to biological processes (BP terms). We propose that two functions from different nomenclatures are the same if they annotate the same (similar) set of proteins (annotation set). Out of 91 missing mappings we where able to approximate 64 for which the Jaccard index is greater than 0.1.</text:p>
      <text:p text:style-name="P4"/>
      <text:p text:style-name="P2"><text:span text:style-name="T1">The CAFA3 dataset was merged back with SwissProt entries to retrieve <text:s/>MF keyword annotations (CAFA3 contains only GO terms). This step allowed us to repeat the analysis both with MF keywords and MF terms which made the comparison with the reference results more complete. Also, functional MF term annotations are grouped so that if function F</text:span><text:span text:style-name="T5">b</text:span><text:span text:style-name="T1"> </text:span><text:span text:style-name="T2">is_a</text:span><text:span text:style-name="T1"> F</text:span><text:span text:style-name="T5">a</text:span><text:span text:style-name="T1"> <text:s/>and protein p</text:span><text:span text:style-name="T5">i </text:span><text:span text:style-name="T1">is </text:span><text:span text:style-name="T2">annotated_by </text:span><text:span text:style-name="T1">F</text:span><text:span text:style-name="T5">b</text:span><text:span text:style-name="T1"> then p</text:span><text:span text:style-name="T5">i</text:span><text:span text:style-name="T1"> is also </text:span><text:span text:style-name="T2">annotated_by F</text:span><text:span text:style-name="T6">a. </text:span><text:span text:style-name="T1"><text:s/>This is the default behavior of UniprotKB keywords. Since both MF terms and keywords were discarded from </text:span><text:soft-page-break/><text:span text:style-name="T1">analysis if they annotated less than 20 proteins, this step was important for increasing the number of MF terms from 1146 to 1786.</text:span></text:p>
      <text:p text:style-name="P4"/>
      <text:p text:style-name="P2"><text:span text:style-name="T1">The obtained results are similar to the reference results but there are differences concerning disorder related functions. In general, the results have less disorder related MF keywords, but it must be noted that 5 of the top 20 disorder related MF keywords (from reference paper) are discarded for annotating less than 20 proteins in the CAFA3 dataset. Also, half of the top 20 disorder related keywords (from our analysis) are not reported in the reference paper (4 of which are binding functions). Detailed overview results are represented as connected tables (ordered by Z-score) or as a large subgraph of Gene Ontology (link: </text:span><text:span text:style-name="T7">https://goo.gl/D7EZAN</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Times New Roman'" style:font-pitch="variable"/>
    <style:font-face style:name="Noto Sans CJK SC Regular1" svg:font-family="'Noto Sans CJK SC Regular', 'Times New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Courier New'"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
    <meta:creation-date>2018-06-26T09:26:00</meta:creation-date>
    <dc:creator>Goran </dc:creator>
    <dc:date>2018-08-06T12:34:31.113144040</dc:date>
    <meta:editing-cycles>5</meta:editing-cycles>
    <meta:editing-duration>PT31M29S</meta:editing-duration>
    <meta:generator>LibreOffice/6.0.5.2$Linux_X86_64 LibreOffice_project/00m0$Build-2</meta:generator>
    <meta:document-statistic meta:table-count="0" meta:image-count="0" meta:object-count="0" meta:page-count="2" meta:paragraph-count="8" meta:word-count="576" meta:character-count="3659" meta:non-whitespace-character-count="3084"/>
  </office:meta>
</office:document-meta>
</file>